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5"/><text:span text:style-name="T1">Фауна Голубоглазки</text:span></text:p>
      <text:p text:style-name="P1"><text:s/>Система планет: Бирюзовая</text:p>
      <text:p text:style-name="P1">Планета: Голубоглазка</text:p>
      <text:p text:style-name="P1"/>
      <text:p text:style-name="P1"><text:s text:c="71"/>Котострофо</text:p>
      <text:p text:style-name="P1">На ареале расселения вида живут 3 клана: Львиный, Леопардовй <text:s/>и клан Гепардов.Львиный-самый сильный и спокойный. Они живут огромными семьями, обычно охотятся самки. Но когда самки вынашивают детенышей львы используют бродячих охотников. В качестве зарплаты бродячим охотникам выдают ресурсы(дерево, камень и т. д.). </text:p>
      <text:p text:style-name="P1">Леопардовый клан живет небольшими поселениями. Охотятся все кроме детенышей. Бродячие охотники им не нужны. Особи жепнского пола-черные, мужского оранжевыЕ с черным. Девочек воспитывают только матери, а мальчиков-отцы, потому что самки нападают с деревьев, а самцы из кустов.</text:p>
      <text:p text:style-name="P1">Гепардовый клан живет по-разному. Есть обычные поселения, а бродячие охотники строят наемные лагеря. Детенышей, которые хотят стать бродячими охотниками, опредяляют в лагеря, остальные остаются в поселении. </text:p>
      <text:p text:style-name="P1"><text:s text:c="70"/>Нино</text:p>
      <text:p text:style-name="P1">Эти компьтеры разводят на специальных компьютерных фермах. Они очень быстро работают и очень надежные помошники. Размножаются они так: Компьютера щелкает по компютеру и у нее в дисководе зарождается малкнький компютер. После этого их покупают. <text:s/>Едят они особый вид электричества, который называется фембургирский. На планете Голубоглазка всего 5 созданных природой электростанций, вырабатывающих его. </text:p>
      <text:p text:style-name="P1"><text:s text:c="66"/>Фруфроны.</text:p>
      <text:p text:style-name="P1">Фруфроны-лошади. Среди них есть лошади с рыбьей чешуей и хвостом. Обычно те, что с рыбьей чешуей становятся царями. Лошади-пегасы с рогом на голове- это посланцы. Они наматывают послание на свой рог и перелетают к другим народам, доставляя письма. </text:p>
      <text:p text:style-name="P1"><text:s text:c="74"/>Лимфы</text:p>
      <text:p text:style-name="P1">Это феечки-швеи. Живут и трудятся на шелковичных деревьях. Питаются горным воздухом розового цвета. Его добывает специальный отряд, члены которого ростом чуть выше обычных. Обычные всего 30 см. в высоту. Едят только раз в год и по этому случаю устраивается национальный праздник, который называется Джамбала. Выглядят они почти как обычные феи в наших сказках, но более гибкие и пластичные. У них есть свои маленькие лошади(собачки). </text:p>
      <text:p text:style-name="P1"><text:s text:c="79"/>Тепловики. <text:s text:c="51"/></text:p>
      <text:p text:style-name="P1">Они есть в каждом доме. Миниатюрные, в форме пистолета, припасены на случай зимы и как только чувствуют что холодно сразу выстреливают теплом. Имеют сложную систему выработки тепла.В этом предмете столько же пушек сколько и комнат в дом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Елизавета Чижикова</meta:initial-creator>
    <meta:creation-date>2012-02-05T11:24:26.51</meta:creation-date>
    <dc:date>2012-02-05T12:29:36.12</dc:date>
    <dc:creator>Елизавета Чижикова</dc:creator>
    <meta:editing-duration>PT11M5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308" meta:character-count="2699"/>
  </office:meta>
</office:document-meta>
</file>